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2" svg:font-family="FreeSans" style:font-family-generic="swiss"/>
    <style:font-face style:name="FreeSans" svg:font-family="FreeSan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Liberation Sans2" svg:font-family="'Liberation Sans'" style:font-family-generic="system" style:font-pitch="variable"/>
  </office:font-face-decls>
  <office:automatic-styles>
    <style:style style:name="P1" style:family="paragraph" style:parent-style-name="Standard">
      <style:text-properties officeooo:rsid="00207f6f" officeooo:paragraph-rsid="00207f6f"/>
    </style:style>
    <style:style style:name="P2" style:family="paragraph" style:parent-style-name="Standard">
      <style:text-properties officeooo:rsid="00207f6f" officeooo:paragraph-rsid="0028b8e5"/>
    </style:style>
    <style:style style:name="P3" style:family="paragraph" style:parent-style-name="Standard">
      <style:text-properties fo:font-weight="bold" officeooo:rsid="00207f6f" officeooo:paragraph-rsid="00207f6f" style:font-weight-asian="bold" style:font-weight-complex="bold"/>
    </style:style>
    <style:style style:name="P4" style:family="paragraph" style:parent-style-name="Standard">
      <style:text-properties fo:font-weight="bold" officeooo:rsid="00207f6f" officeooo:paragraph-rsid="00227ad6" style:font-weight-asian="bold" style:font-weight-complex="bold"/>
    </style:style>
    <style:style style:name="P5" style:family="paragraph" style:parent-style-name="Standard">
      <style:text-properties fo:font-weight="bold" officeooo:rsid="00207f6f" officeooo:paragraph-rsid="0028b8e5" style:font-weight-asian="bold" style:font-weight-complex="bold"/>
    </style:style>
    <style:style style:name="P6" style:family="paragraph" style:parent-style-name="Standard">
      <style:text-properties fo:font-weight="bold" officeooo:rsid="002d4701" officeooo:paragraph-rsid="002d4701" style:font-weight-asian="bold" style:font-weight-complex="bold"/>
    </style:style>
    <style:style style:name="P7" style:family="paragraph" style:parent-style-name="Standard">
      <style:text-properties fo:font-weight="bold" officeooo:rsid="003324d7" officeooo:paragraph-rsid="003324d7" style:font-weight-asian="bold" style:font-weight-complex="bold"/>
    </style:style>
    <style:style style:name="P8" style:family="paragraph" style:parent-style-name="Standard">
      <style:text-properties fo:font-weight="bold" officeooo:rsid="003324d7" officeooo:paragraph-rsid="00346657" style:font-weight-asian="bold" style:font-weight-complex="bold"/>
    </style:style>
    <style:style style:name="P9" style:family="paragraph" style:parent-style-name="Standard">
      <style:text-properties fo:font-weight="bold" officeooo:rsid="003324d7" officeooo:paragraph-rsid="0035009f" style:font-weight-asian="bold" style:font-weight-complex="bold"/>
    </style:style>
    <style:style style:name="P10" style:family="paragraph" style:parent-style-name="Standard">
      <style:text-properties fo:font-weight="bold" officeooo:rsid="00346657" officeooo:paragraph-rsid="00346657" style:font-weight-asian="bold" style:font-weight-complex="bold"/>
    </style:style>
    <style:style style:name="P11" style:family="paragraph" style:parent-style-name="Standard">
      <style:text-properties fo:font-weight="bold" officeooo:rsid="0035009f" officeooo:paragraph-rsid="0035009f" style:font-weight-asian="bold" style:font-weight-complex="bold"/>
    </style:style>
    <style:style style:name="P12" style:family="paragraph" style:parent-style-name="Standard">
      <style:text-properties fo:font-weight="bold" officeooo:rsid="0035009f" officeooo:paragraph-rsid="003524bf" style:font-weight-asian="bold" style:font-weight-complex="bold"/>
    </style:style>
    <style:style style:name="P13" style:family="paragraph" style:parent-style-name="Standard">
      <style:text-properties fo:font-weight="bold" officeooo:rsid="003524bf" officeooo:paragraph-rsid="003524bf" style:font-weight-asian="bold" style:font-weight-complex="bold"/>
    </style:style>
    <style:style style:name="P14" style:family="paragraph" style:parent-style-name="Standard">
      <style:text-properties fo:font-weight="bold" officeooo:rsid="003524bf" officeooo:paragraph-rsid="00629347" style:font-weight-asian="bold" style:font-weight-complex="bold"/>
    </style:style>
    <style:style style:name="P15" style:family="paragraph" style:parent-style-name="Standard">
      <style:text-properties fo:font-weight="bold" officeooo:rsid="00359e10" officeooo:paragraph-rsid="00359e10" style:font-weight-asian="bold" style:font-weight-complex="bold"/>
    </style:style>
    <style:style style:name="P16" style:family="paragraph" style:parent-style-name="Standard">
      <style:text-properties fo:font-weight="bold" officeooo:rsid="00359e10" officeooo:paragraph-rsid="00624398" style:font-weight-asian="bold" style:font-weight-complex="bold"/>
    </style:style>
    <style:style style:name="P17" style:family="paragraph" style:parent-style-name="Standard">
      <style:text-properties fo:font-weight="bold" officeooo:rsid="0036b2c5" officeooo:paragraph-rsid="0036b2c5" style:font-weight-asian="bold" style:font-weight-complex="bold"/>
    </style:style>
    <style:style style:name="P18" style:family="paragraph" style:parent-style-name="Standard">
      <style:text-properties fo:font-weight="bold" officeooo:rsid="00378966" officeooo:paragraph-rsid="00378966" style:font-weight-asian="bold" style:font-weight-complex="bold"/>
    </style:style>
    <style:style style:name="P19" style:family="paragraph" style:parent-style-name="Standard">
      <style:text-properties fo:font-weight="bold" officeooo:rsid="003a8c43" officeooo:paragraph-rsid="003a8c43" style:font-weight-asian="bold" style:font-weight-complex="bold"/>
    </style:style>
    <style:style style:name="P20" style:family="paragraph" style:parent-style-name="Standard">
      <style:text-properties fo:font-weight="bold" officeooo:rsid="003bb639" officeooo:paragraph-rsid="003bb639" style:font-weight-asian="bold" style:font-weight-complex="bold"/>
    </style:style>
    <style:style style:name="P21" style:family="paragraph" style:parent-style-name="Standard">
      <style:text-properties fo:font-weight="bold" officeooo:rsid="003861cd" officeooo:paragraph-rsid="003861cd" style:font-weight-asian="bold" style:font-weight-complex="bold"/>
    </style:style>
    <style:style style:name="P22" style:family="paragraph" style:parent-style-name="Standard">
      <style:text-properties fo:font-weight="bold" officeooo:rsid="005e6e47" officeooo:paragraph-rsid="00629347" style:font-weight-asian="bold" style:font-weight-complex="bold"/>
    </style:style>
    <style:style style:name="P23" style:family="paragraph" style:parent-style-name="Standard">
      <style:text-properties fo:font-weight="bold" officeooo:rsid="005f595c" officeooo:paragraph-rsid="0065f28d" style:font-weight-asian="bold" style:font-weight-complex="bold"/>
    </style:style>
    <style:style style:name="P24" style:family="paragraph" style:parent-style-name="Standard">
      <style:text-properties fo:font-weight="bold" officeooo:rsid="005fa716" officeooo:paragraph-rsid="0065f28d" style:font-weight-asian="bold" style:font-weight-complex="bold"/>
    </style:style>
    <style:style style:name="P25" style:family="paragraph" style:parent-style-name="Standard">
      <style:text-properties fo:font-weight="bold" officeooo:rsid="00629347" officeooo:paragraph-rsid="00629347" style:font-weight-asian="bold" style:font-weight-complex="bold"/>
    </style:style>
    <style:style style:name="P26" style:family="paragraph" style:parent-style-name="Standard">
      <style:text-properties fo:font-weight="bold" officeooo:rsid="006387bb" officeooo:paragraph-rsid="006387bb" style:font-weight-asian="bold" style:font-weight-complex="bold"/>
    </style:style>
    <style:style style:name="P27" style:family="paragraph" style:parent-style-name="Standard">
      <style:text-properties fo:font-weight="bold" officeooo:rsid="00639bb1" officeooo:paragraph-rsid="00639bb1" style:font-weight-asian="bold" style:font-weight-complex="bold"/>
    </style:style>
    <style:style style:name="P28" style:family="paragraph" style:parent-style-name="Standard">
      <style:text-properties officeooo:paragraph-rsid="00227ad6"/>
    </style:style>
    <style:style style:name="P29" style:family="paragraph" style:parent-style-name="Standard">
      <style:text-properties officeooo:paragraph-rsid="002431ac"/>
    </style:style>
    <style:style style:name="P30" style:family="paragraph" style:parent-style-name="Standard">
      <style:text-properties fo:font-weight="normal" officeooo:rsid="0025729e" officeooo:paragraph-rsid="0025729e" style:font-weight-asian="normal" style:font-weight-complex="normal"/>
    </style:style>
    <style:style style:name="P31" style:family="paragraph" style:parent-style-name="Standard">
      <style:text-properties fo:font-weight="normal" officeooo:rsid="002609ce" officeooo:paragraph-rsid="002609ce" style:font-weight-asian="normal" style:font-weight-complex="normal"/>
    </style:style>
    <style:style style:name="P32" style:family="paragraph" style:parent-style-name="Standard">
      <style:text-properties fo:font-weight="normal" officeooo:rsid="00407461" officeooo:paragraph-rsid="00407461" style:font-weight-asian="normal" style:font-weight-complex="normal"/>
    </style:style>
    <style:style style:name="P33" style:family="paragraph" style:parent-style-name="Standard">
      <style:text-properties fo:font-weight="normal" officeooo:rsid="004fcef7" officeooo:paragraph-rsid="004fcef7" style:font-weight-asian="normal" style:font-weight-complex="normal"/>
    </style:style>
    <style:style style:name="P34" style:family="paragraph" style:parent-style-name="Standard">
      <style:text-properties style:font-name="Liberation Sans1" fo:font-size="10pt" fo:font-weight="bold" officeooo:rsid="00207f6f" officeooo:paragraph-rsid="002431ac" style:font-size-asian="10pt" style:font-weight-asian="bold" style:font-size-complex="10pt" style:font-weight-complex="bold"/>
    </style:style>
    <style:style style:name="P35" style:family="paragraph" style:parent-style-name="Standard">
      <style:text-properties style:font-name="Liberation Sans1" fo:font-size="10pt" fo:font-weight="bold" officeooo:rsid="0025729e" officeooo:paragraph-rsid="0025729e" style:font-size-asian="10pt" style:font-weight-asian="bold" style:font-size-complex="10pt" style:font-weight-complex="bold"/>
    </style:style>
    <style:style style:name="P36" style:family="paragraph" style:parent-style-name="Standard">
      <style:text-properties style:font-name="Liberation Sans1" fo:font-size="10pt" officeooo:paragraph-rsid="00227ad6" style:font-size-asian="10pt" style:font-size-complex="10pt"/>
    </style:style>
    <style:style style:name="P37" style:family="paragraph" style:parent-style-name="Standard">
      <style:text-properties style:font-name="Liberation Sans1" fo:font-size="10pt" officeooo:rsid="0024d1d8" officeooo:paragraph-rsid="0024d1d8" style:font-size-asian="10pt" style:font-size-complex="10pt"/>
    </style:style>
    <style:style style:name="P38" style:family="paragraph" style:parent-style-name="Standard">
      <style:text-properties style:font-name="Liberation Sans1" fo:font-size="10pt" officeooo:rsid="0030f1af" officeooo:paragraph-rsid="0030f1af" style:font-size-asian="10pt" style:font-size-complex="10pt"/>
    </style:style>
    <style:style style:name="P39" style:family="paragraph" style:parent-style-name="Standard">
      <style:text-properties style:font-name="Liberation Sans1" fo:font-size="10pt" officeooo:rsid="00469a55" officeooo:paragraph-rsid="00469a55" style:font-size-asian="10pt" style:font-size-complex="10pt"/>
    </style:style>
    <style:style style:name="P40" style:family="paragraph" style:parent-style-name="Standard">
      <style:text-properties style:font-name="Liberation Sans1" fo:font-size="10pt" officeooo:rsid="00469a55" officeooo:paragraph-rsid="0024d1d8" style:font-size-asian="10pt" style:font-size-complex="10pt"/>
    </style:style>
    <style:style style:name="P41" style:family="paragraph" style:parent-style-name="Standard">
      <style:text-properties style:font-name="Liberation Sans1" fo:font-size="10pt" officeooo:rsid="004bbd70" officeooo:paragraph-rsid="004bbd70" style:font-size-asian="10pt" style:font-size-complex="10pt"/>
    </style:style>
    <style:style style:name="P42" style:family="paragraph" style:parent-style-name="Standard">
      <style:text-properties style:font-name="Liberation Sans1" fo:font-size="10pt" officeooo:rsid="00415a49" officeooo:paragraph-rsid="00415a49" style:font-size-asian="10pt" style:font-size-complex="10pt"/>
    </style:style>
    <style:style style:name="P43" style:family="paragraph" style:parent-style-name="Standard">
      <style:text-properties style:font-name="Liberation Sans1" fo:font-size="10pt" officeooo:rsid="0056be6c" officeooo:paragraph-rsid="0056be6c" style:font-size-asian="10pt" style:font-size-complex="10pt"/>
    </style:style>
    <style:style style:name="P44" style:family="paragraph" style:parent-style-name="Standard">
      <style:text-properties style:font-name="Liberation Sans1" fo:font-size="10pt" officeooo:rsid="0025729e" officeooo:paragraph-rsid="0056be6c" style:font-size-asian="10pt" style:font-size-complex="10pt"/>
    </style:style>
    <style:style style:name="P45" style:family="paragraph" style:parent-style-name="Standard">
      <style:text-properties officeooo:paragraph-rsid="00324a74"/>
    </style:style>
    <style:style style:name="P46" style:family="paragraph" style:parent-style-name="Standard">
      <style:text-properties officeooo:paragraph-rsid="003324d7"/>
    </style:style>
    <style:style style:name="P47" style:family="paragraph" style:parent-style-name="Standard">
      <style:text-properties fo:color="#f29400" fo:font-weight="bold" officeooo:rsid="002d4701" officeooo:paragraph-rsid="002d4701" style:font-weight-asian="bold" style:font-weight-complex="bold"/>
    </style:style>
    <style:style style:name="P48" style:family="paragraph" style:parent-style-name="Standard">
      <style:text-properties fo:color="#f29400" fo:font-weight="bold" officeooo:rsid="002f2b07" officeooo:paragraph-rsid="002d4701" style:font-weight-asian="bold" style:font-weight-complex="bold"/>
    </style:style>
    <style:style style:name="P49" style:family="paragraph" style:parent-style-name="Standard">
      <style:text-properties fo:color="#008000" fo:font-weight="bold" officeooo:rsid="005fa716" officeooo:paragraph-rsid="005fa716" style:font-weight-asian="bold" style:font-weight-complex="bold"/>
    </style:style>
    <style:style style:name="P50" style:family="paragraph" style:parent-style-name="Standard">
      <style:text-properties fo:color="#008000" fo:font-weight="bold" officeooo:rsid="005e6e47" officeooo:paragraph-rsid="005e6e47" style:font-weight-asian="bold" style:font-weight-complex="bold"/>
    </style:style>
    <style:style style:name="P51" style:family="paragraph" style:parent-style-name="Standard">
      <style:text-properties fo:color="#008000" fo:font-weight="bold" officeooo:rsid="005f595c" officeooo:paragraph-rsid="005f595c" style:font-weight-asian="bold" style:font-weight-complex="bold"/>
    </style:style>
    <style:style style:name="P52" style:family="paragraph" style:parent-style-name="Standard">
      <style:text-properties fo:color="#008000" fo:font-weight="bold" officeooo:rsid="003861cd" officeooo:paragraph-rsid="005fa716" style:font-weight-asian="bold" style:font-weight-complex="bold"/>
    </style:style>
    <style:style style:name="P53" style:family="paragraph" style:parent-style-name="Standard">
      <style:text-properties fo:color="#008000" fo:font-weight="bold" officeooo:rsid="00624398" officeooo:paragraph-rsid="00624398" style:font-weight-asian="bold" style:font-weight-complex="bold"/>
    </style:style>
    <style:style style:name="P54" style:family="paragraph" style:parent-style-name="Standard">
      <style:text-properties fo:color="#2300dc" fo:font-weight="bold" officeooo:rsid="00681936" officeooo:paragraph-rsid="00681936" style:font-weight-asian="bold" style:font-weight-complex="bold"/>
    </style:style>
    <style:style style:name="P55" style:family="paragraph" style:parent-style-name="Standard">
      <style:text-properties fo:color="#2300dc" fo:font-weight="bold" officeooo:rsid="0066813a" officeooo:paragraph-rsid="0069f6a5" style:font-weight-asian="bold" style:font-weight-complex="bold"/>
    </style:style>
    <style:style style:name="P56" style:family="paragraph" style:parent-style-name="Standard">
      <style:text-properties fo:color="#2300dc" fo:font-weight="bold" officeooo:rsid="0066813a" officeooo:paragraph-rsid="006ae0de" style:font-weight-asian="bold" style:font-weight-complex="bold"/>
    </style:style>
    <style:style style:name="P57" style:family="paragraph" style:parent-style-name="Standard">
      <style:text-properties fo:color="#2300dc" fo:font-weight="bold" officeooo:rsid="0066813a" officeooo:paragraph-rsid="007301e9" style:font-weight-asian="bold" style:font-weight-complex="bold"/>
    </style:style>
    <style:style style:name="P58" style:family="paragraph" style:parent-style-name="Standard">
      <style:text-properties fo:color="#2300dc" fo:font-weight="bold" officeooo:rsid="0069f6a5" officeooo:paragraph-rsid="0069f6a5" style:font-weight-asian="bold" style:font-weight-complex="bold"/>
    </style:style>
    <style:style style:name="P59" style:family="paragraph" style:parent-style-name="Standard">
      <style:text-properties fo:color="#2300dc" fo:font-weight="bold" officeooo:rsid="006d6192" officeooo:paragraph-rsid="006f12a1" style:font-weight-asian="bold" style:font-weight-complex="bold"/>
    </style:style>
    <style:style style:name="P60" style:family="paragraph" style:parent-style-name="Standard">
      <style:text-properties fo:color="#2300dc" fo:font-weight="bold" officeooo:rsid="006f12a1" officeooo:paragraph-rsid="006f12a1" style:font-weight-asian="bold" style:font-weight-complex="bold"/>
    </style:style>
    <style:style style:name="P61" style:family="paragraph" style:parent-style-name="Standard">
      <style:text-properties fo:color="#2300dc" fo:font-weight="bold" officeooo:rsid="006f9c5b" officeooo:paragraph-rsid="006f9c5b" style:font-weight-asian="bold" style:font-weight-complex="bold"/>
    </style:style>
    <style:style style:name="P62" style:family="paragraph" style:parent-style-name="Standard">
      <style:text-properties fo:color="#2300dc" fo:font-weight="bold" officeooo:rsid="006fe4ce" officeooo:paragraph-rsid="006fe4ce" style:font-weight-asian="bold" style:font-weight-complex="bold"/>
    </style:style>
    <style:style style:name="P63" style:family="paragraph" style:parent-style-name="Standard">
      <style:text-properties fo:color="#2300dc" fo:font-weight="bold" officeooo:rsid="0071543c" officeooo:paragraph-rsid="0071543c" style:font-weight-asian="bold" style:font-weight-complex="bold"/>
    </style:style>
    <style:style style:name="P64" style:family="paragraph" style:parent-style-name="Standard">
      <style:text-properties fo:color="#2300dc" fo:font-weight="bold" officeooo:rsid="007301e9" officeooo:paragraph-rsid="007301e9" style:font-weight-asian="bold" style:font-weight-complex="bold"/>
    </style:style>
    <style:style style:name="P65" style:family="paragraph" style:parent-style-name="Standard">
      <style:text-properties fo:color="#2300dc" fo:font-weight="bold" officeooo:rsid="00732bdb" officeooo:paragraph-rsid="00732bdb" style:font-weight-asian="bold" style:font-weight-complex="bold"/>
    </style:style>
    <style:style style:name="P66" style:family="paragraph" style:parent-style-name="Standard">
      <style:text-properties fo:color="#2300dc" fo:font-weight="bold" officeooo:rsid="0076a238" officeooo:paragraph-rsid="0076a238" style:font-weight-asian="bold" style:font-weight-complex="bold"/>
    </style:style>
    <style:style style:name="P67" style:family="paragraph" style:parent-style-name="MyMasterSlideAGU_7e_LT_7e_Gliederung_20_1">
      <style:text-properties style:font-name="Liberation Sans1" fo:font-size="10pt" fo:font-weight="normal" officeooo:rsid="003324d7" officeooo:paragraph-rsid="003324d7" style:font-size-asian="10pt" style:font-weight-asian="normal" style:font-size-complex="10pt" style:font-weight-complex="normal"/>
    </style:style>
    <style:style style:name="P68" style:family="paragraph" style:parent-style-name="Standard">
      <style:text-properties fo:color="#2300dc" fo:font-weight="bold" officeooo:rsid="0069f6a5" officeooo:paragraph-rsid="0069f6a5" style:font-weight-asian="bold" style:font-weight-complex="bold"/>
    </style:style>
    <style:style style:name="P69" style:family="paragraph" style:parent-style-name="Standard">
      <style:text-properties fo:color="#2300dc" fo:font-weight="bold" officeooo:rsid="0066813a" officeooo:paragraph-rsid="00681936" style:font-weight-asian="bold" style:font-weight-complex="bold"/>
    </style:style>
    <style:style style:name="P70" style:family="paragraph" style:parent-style-name="Standard">
      <style:text-properties fo:color="#5c2d91" fo:font-weight="bold" officeooo:rsid="0069f6a5" officeooo:paragraph-rsid="0069f6a5" style:font-weight-asian="bold" style:font-weight-complex="bold"/>
    </style:style>
    <style:style style:name="P71" style:family="paragraph" style:parent-style-name="Standard">
      <style:text-properties fo:color="#5c2d91" fo:font-weight="bold" officeooo:rsid="00761c16" officeooo:paragraph-rsid="00761c16" style:font-weight-asian="bold" style:font-weight-complex="bold"/>
    </style:style>
    <style:style style:name="P72" style:family="paragraph" style:parent-style-name="Standard">
      <style:text-properties fo:color="#5c2d91" fo:font-weight="bold" officeooo:rsid="006e5688" officeooo:paragraph-rsid="006e5688" style:font-weight-asian="bold" style:font-weight-complex="bold"/>
    </style:style>
    <style:style style:name="P73" style:family="paragraph" style:parent-style-name="Standard">
      <style:text-properties fo:color="#5c2d91" fo:font-weight="bold" officeooo:rsid="0076a238" officeooo:paragraph-rsid="0076a238" style:font-weight-asian="bold" style:font-weight-complex="bold"/>
    </style:style>
    <style:style style:name="P74" style:family="paragraph" style:parent-style-name="Standard">
      <style:text-properties fo:color="#21409a" fo:font-weight="bold" officeooo:rsid="0069f6a5" officeooo:paragraph-rsid="0069f6a5" style:font-weight-asian="bold" style:font-weight-complex="bold"/>
    </style:style>
    <style:style style:name="P75" style:family="paragraph" style:parent-style-name="Standard">
      <style:text-properties fo:color="#21409a" fo:font-weight="bold" officeooo:rsid="0074296b" officeooo:paragraph-rsid="0075e585" style:font-weight-asian="bold" style:font-weight-complex="bold"/>
    </style:style>
    <style:style style:name="P76" style:family="paragraph" style:parent-style-name="Standard">
      <style:text-properties fo:color="#21409a" fo:font-weight="bold" officeooo:rsid="0075e585" officeooo:paragraph-rsid="0075e585" style:font-weight-asian="bold" style:font-weight-complex="bold"/>
    </style:style>
    <style:style style:name="P77" style:family="paragraph" style:parent-style-name="Standard">
      <style:text-properties fo:color="#21409a" fo:font-weight="bold" officeooo:rsid="006d6192" officeooo:paragraph-rsid="0074296b" style:font-weight-asian="bold" style:font-weight-complex="bold"/>
    </style:style>
    <style:style style:name="P78" style:family="paragraph" style:parent-style-name="Standard">
      <style:text-properties fo:color="#21409a" fo:font-weight="bold" officeooo:rsid="006d6192" officeooo:paragraph-rsid="006d6192" style:font-weight-asian="bold" style:font-weight-complex="bold"/>
    </style:style>
    <style:style style:name="P79" style:family="paragraph" style:parent-style-name="Standard">
      <style:text-properties fo:color="#008000" fo:font-weight="bold" officeooo:rsid="00624398" officeooo:paragraph-rsid="00624398" style:font-weight-asian="bold" style:font-weight-complex="bold"/>
    </style:style>
    <style:style style:name="T1" style:family="text">
      <style:text-properties style:font-name="Liberation Sans1" fo:font-size="10pt" style:font-size-asian="10pt" style:font-size-complex="10pt"/>
    </style:style>
    <style:style style:name="T2" style:family="text">
      <style:text-properties style:font-name="Liberation Sans1" fo:font-size="10pt" officeooo:rsid="002609ce" style:font-size-asian="10pt" style:font-size-complex="10pt"/>
    </style:style>
    <style:style style:name="T3" style:family="text">
      <style:text-properties style:font-name="Liberation Sans1" fo:font-size="10pt" officeooo:rsid="002715f0" style:font-size-asian="10pt" style:font-size-complex="10pt"/>
    </style:style>
    <style:style style:name="T4" style:family="text">
      <style:text-properties style:font-name="Liberation Sans1" fo:font-size="10pt" officeooo:rsid="00324a74" style:font-size-asian="10pt" style:font-size-complex="10pt"/>
    </style:style>
    <style:style style:name="T5" style:family="text">
      <style:text-properties style:font-name="Liberation Sans1" fo:font-size="10pt" officeooo:rsid="00331eb8" style:font-size-asian="10pt" style:font-size-complex="10pt"/>
    </style:style>
    <style:style style:name="T6" style:family="text">
      <style:text-properties style:font-name="Liberation Sans1" fo:font-size="10pt" officeooo:rsid="003324d7" style:font-size-asian="10pt" style:font-size-complex="10pt"/>
    </style:style>
    <style:style style:name="T7" style:family="text">
      <style:text-properties style:font-name="Liberation Sans1" fo:font-size="10pt" officeooo:rsid="0040cbf2" style:font-size-asian="10pt" style:font-size-complex="10pt"/>
    </style:style>
    <style:style style:name="T8" style:family="text">
      <style:text-properties style:font-name="Liberation Sans1" fo:font-size="10pt" officeooo:rsid="0042af0f" style:font-size-asian="10pt" style:font-size-complex="10pt"/>
    </style:style>
    <style:style style:name="T9" style:family="text">
      <style:text-properties style:font-name="Liberation Sans1" fo:font-size="10pt" officeooo:rsid="0049c8e2" style:font-size-asian="10pt" style:font-size-complex="10pt"/>
    </style:style>
    <style:style style:name="T10" style:family="text">
      <style:text-properties style:font-name="Liberation Sans1" fo:font-size="10pt" officeooo:rsid="0052bee0" style:font-size-asian="10pt" style:font-size-complex="10pt"/>
    </style:style>
    <style:style style:name="T11" style:family="text">
      <style:text-properties style:font-name="Liberation Sans1" fo:font-size="10pt" officeooo:rsid="005452ee" style:font-size-asian="10pt" style:font-size-complex="10pt"/>
    </style:style>
    <style:style style:name="T12" style:family="text">
      <style:text-properties style:font-name="Liberation Sans1" fo:font-size="10pt" officeooo:rsid="0055e31e" style:font-size-asian="10pt" style:font-size-complex="10pt"/>
    </style:style>
    <style:style style:name="T13" style:family="text">
      <style:text-properties style:font-name="Liberation Sans1" fo:font-size="10pt" officeooo:rsid="0056be6c" style:font-size-asian="10pt" style:font-size-complex="10pt"/>
    </style:style>
    <style:style style:name="T14" style:family="text">
      <style:text-properties style:font-name="Liberation Sans1" fo:font-size="10pt" fo:font-weight="bold" officeooo:rsid="00207f6f" style:font-size-asian="10pt" style:font-weight-asian="bold" style:font-size-complex="10pt" style:font-weight-complex="bold"/>
    </style:style>
    <style:style style:name="T15" style:family="text">
      <style:text-properties fo:font-weight="bold" style:font-weight-asian="bold" style:font-weight-complex="bold"/>
    </style:style>
    <style:style style:name="T16" style:family="text">
      <style:text-properties fo:font-weight="bold" officeooo:rsid="00207f6f" style:font-weight-asian="bold" style:font-weight-complex="bold"/>
    </style:style>
    <style:style style:name="T17" style:family="text">
      <style:text-properties fo:font-weight="bold" officeooo:rsid="00227ad6" style:font-weight-asian="bold" style:font-weight-complex="bold"/>
    </style:style>
    <style:style style:name="T18" style:family="text">
      <style:text-properties fo:font-weight="bold" officeooo:rsid="002431ac" style:font-weight-asian="bold" style:font-weight-complex="bold"/>
    </style:style>
    <style:style style:name="T19" style:family="text">
      <style:text-properties fo:font-weight="bold" officeooo:rsid="002c78ef" style:font-weight-asian="bold" style:font-weight-complex="bold"/>
    </style:style>
    <style:style style:name="T20" style:family="text">
      <style:text-properties fo:font-weight="bold" officeooo:rsid="003324d7" style:font-weight-asian="bold" style:font-weight-complex="bold"/>
    </style:style>
    <style:style style:name="T21" style:family="text">
      <style:text-properties fo:font-weight="bold" officeooo:rsid="003c4b48" style:font-weight-asian="bold" style:font-weight-complex="bold"/>
    </style:style>
    <style:style style:name="T22" style:family="text">
      <style:text-properties officeooo:rsid="00227ad6"/>
    </style:style>
    <style:style style:name="T23" style:family="text">
      <style:text-properties officeooo:rsid="002a8833"/>
    </style:style>
    <style:style style:name="T24" style:family="text">
      <style:text-properties fo:color="#f29400"/>
    </style:style>
    <style:style style:name="T25" style:family="text">
      <style:text-properties fo:color="#f29400" officeooo:rsid="002f2b07"/>
    </style:style>
    <style:style style:name="T26" style:family="text">
      <style:text-properties fo:color="#f29400" officeooo:rsid="004fff54"/>
    </style:style>
    <style:style style:name="T27" style:family="text">
      <style:text-properties fo:color="#f29400" officeooo:rsid="00516667"/>
    </style:style>
    <style:style style:name="T28" style:family="text">
      <style:text-properties officeooo:rsid="00346657"/>
    </style:style>
    <style:style style:name="T29" style:family="text">
      <style:text-properties officeooo:rsid="003524bf"/>
    </style:style>
    <style:style style:name="T30" style:family="text">
      <style:text-properties officeooo:rsid="00378966"/>
    </style:style>
    <style:style style:name="T31" style:family="text">
      <style:text-properties officeooo:rsid="003861cd"/>
    </style:style>
    <style:style style:name="T32" style:family="text">
      <style:text-properties officeooo:rsid="003a1f84"/>
    </style:style>
    <style:style style:name="T33" style:family="text">
      <style:text-properties officeooo:rsid="003a8c43"/>
    </style:style>
    <style:style style:name="T34" style:family="text">
      <style:text-properties officeooo:rsid="003bb639"/>
    </style:style>
    <style:style style:name="T35" style:family="text">
      <style:text-properties officeooo:rsid="0042c2f0"/>
    </style:style>
    <style:style style:name="T36" style:family="text">
      <style:text-properties officeooo:rsid="00444f85"/>
    </style:style>
    <style:style style:name="T37" style:family="text">
      <style:text-properties officeooo:rsid="0045679c"/>
    </style:style>
    <style:style style:name="T38" style:family="text">
      <style:text-properties officeooo:rsid="00469a55"/>
    </style:style>
    <style:style style:name="T39" style:family="text">
      <style:text-properties officeooo:rsid="004e3f5c"/>
    </style:style>
    <style:style style:name="T40" style:family="text">
      <style:text-properties officeooo:rsid="0055e31e"/>
    </style:style>
    <style:style style:name="T41" style:family="text">
      <style:text-properties officeooo:rsid="00564bc7"/>
    </style:style>
    <style:style style:name="T42" style:family="text">
      <style:text-properties officeooo:rsid="0025729e"/>
    </style:style>
    <style:style style:name="T43" style:family="text">
      <style:text-properties officeooo:rsid="0057b263"/>
    </style:style>
    <style:style style:name="T44" style:family="text">
      <style:text-properties officeooo:rsid="005c2cbd"/>
    </style:style>
    <style:style style:name="T45" style:family="text">
      <style:text-properties officeooo:rsid="005ce0f4"/>
    </style:style>
    <style:style style:name="T46" style:family="text">
      <style:text-properties officeooo:rsid="005e6e47"/>
    </style:style>
    <style:style style:name="T47" style:family="text">
      <style:text-properties officeooo:rsid="005f595c"/>
    </style:style>
    <style:style style:name="T48" style:family="text">
      <style:text-properties officeooo:rsid="005fa716"/>
    </style:style>
    <style:style style:name="T49" style:family="text">
      <style:text-properties officeooo:rsid="005fd943"/>
    </style:style>
    <style:style style:name="T50" style:family="text">
      <style:text-properties officeooo:rsid="00624398"/>
    </style:style>
    <style:style style:name="T51" style:family="text">
      <style:text-properties officeooo:rsid="00629347"/>
    </style:style>
    <style:style style:name="T52" style:family="text">
      <style:text-properties officeooo:rsid="00639bb1"/>
    </style:style>
    <style:style style:name="T53" style:family="text">
      <style:text-properties officeooo:rsid="00655591"/>
    </style:style>
    <style:style style:name="T54" style:family="text">
      <style:text-properties officeooo:rsid="0065f28d"/>
    </style:style>
    <style:style style:name="T55" style:family="text">
      <style:text-properties officeooo:rsid="006d6192"/>
    </style:style>
    <style:style style:name="T56" style:family="text">
      <style:text-properties officeooo:rsid="006e5688"/>
    </style:style>
    <style:style style:name="T57" style:family="text">
      <style:text-properties officeooo:rsid="006f9c5b"/>
    </style:style>
    <style:style style:name="T58" style:family="text">
      <style:text-properties officeooo:rsid="0071543c"/>
    </style:style>
    <style:style style:name="T59" style:family="text">
      <style:text-properties officeooo:rsid="0075e585"/>
    </style:style>
    <style:style style:name="T60" style:family="text">
      <style:text-properties officeooo:rsid="0076a238"/>
    </style:style>
    <style:style style:name="T61" style:family="text">
      <style:text-properties officeooo:rsid="007826ff"/>
    </style:style>
    <style:style style:name="T62" style:family="text">
      <style:text-properties officeooo:rsid="007914fa"/>
    </style:style>
    <style:style style:name="T63" style:family="text">
      <style:text-properties officeooo:rsid="007a83f2"/>
    </style:style>
    <style:style style:name="T64" style:family="text">
      <style:text-properties officeooo:rsid="007ad035"/>
    </style:style>
    <style:style style:name="T65" style:family="text">
      <style:text-properties officeooo:rsid="007bcfc1"/>
    </style:style>
    <style:style style:name="T66" style:family="text">
      <style:text-properties officeooo:rsid="007c9e91"/>
    </style:style>
    <style:style style:name="T67" style:family="text">
      <style:text-properties officeooo:rsid="007e3cee"/>
    </style:style>
    <style:style style:name="T68" style:family="text">
      <style:text-properties officeooo:rsid="007f4c0e"/>
    </style:style>
    <style:style style:name="T69" style:family="text">
      <style:text-properties fo:background-color="#fcd3c1" loext:char-shading-value="0"/>
    </style:style>
    <style:style style:name="T70" style:family="text">
      <style:text-properties fo:background-color="#fcd3c1" loext:char-shading-value="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5">- </text:span><text:span text:style-name="T17">Slide1:</text:span><text:span text:style-name="T22"> </text:span><text:span text:style-name="T17">Title, </text:span><text:span text:style-name="T19">Intro</text:span></text:p>
      <text:p text:style-name="P1"/>
      <text:p text:style-name="P4">- Slide<text:span text:style-name="T22">2:</text:span> <text:span text:style-name="T22">Pickup Ions</text:span></text:p>
      <text:p text:style-name="P4"/>
      <text:p text:style-name="P47">I start with a brief introduction about Interstellar PUIs</text:p>
      <text:p text:style-name="P6"><text:span text:style-name="T24">Interstellar PUIs are former neutrals from the interstellar medium that enter the heliosphere where they </text:span><text:span text:style-name="T27">are</text:span><text:span text:style-name="T24"> ionized, </text:span><text:span text:style-name="T25">e.g. by electromagnetic radiation </text:span><text:span text:style-name="T27">or the solar wind</text:span><text:span text:style-name="T25">. As soon as they are ionized they are </text:span><text:span text:style-name="T26">subjected to electromagnetic forces</text:span><text:span text:style-name="T25"> and </text:span><text:span text:style-name="T26">in particular </text:span><text:span text:style-name="T25">they are picked up by the local magnetic field which carries the ion with it.</text:span></text:p>
      <text:p text:style-name="P48"/>
      <text:p text:style-name="P48"/>
      <text:p text:style-name="P32"><text:span text:style-name="T1">On the right we can see the spectra of three different species of PUI by Gloeckler et al. Measured by Ulysses SWICS. Shown is the PSD against the quantity w, which is the ion speed divided by the solar wind spe</text:span><text:span text:style-name="T10">e</text:span><text:span text:style-name="T1">d. For hydrogen and </text:span><text:span text:style-name="T11">doubly</text:span><text:span text:style-name="T1"> ionized helium we can clearly see the solar wind bulk at w=1. On the right hand side follow the </text:span><text:span text:style-name="T10">characterstic</text:span><text:span text:style-name="T1"> PUI spectra </text:span><text:span text:style-name="T10">with</text:span><text:span text:style-name="T1"> a </text:span><text:span text:style-name="T10">broad </text:span><text:span text:style-name="T1">plateau and a sharp cut-off at twice the solar wind speed. For singly charged helium we can obs</text:span><text:span text:style-name="T10">e</text:span><text:span text:style-name="T1">rve the pure PUI spectrum as we dont have a solar wind bulk here. </text:span><text:span text:style-name="T11">This m</text:span><text:span text:style-name="T7">akes it a perfect candidate for our analysis.</text:span></text:p>
      <text:p text:style-name="P33"><text:span text:style-name="T7">H</text:span><text:span text:style-name="T1">owever, as you can see, this PUI measurement only shows the ion’s velocit</text:span><text:span text:style-name="T12">ies</text:span><text:span text:style-name="T1"> in 1 dimension and in spacecraft frame of reference. We will see later, why it is important to extend this classical representation.</text:span></text:p>
      <text:p text:style-name="P1"/>
      <text:p text:style-name="P28"><text:span text:style-name="T16">- Slide</text:span><text:span text:style-name="T17">3: </text:span><text:span text:style-name="T16"><text:s/></text:span><text:span text:style-name="T17">PUI Velocity Distribution Function</text:span></text:p>
      <text:p text:style-name="P36"/>
      <text:p text:style-name="P38">To understand these spectra of the PUIs we now take a closer look into the pick-up process.</text:p>
      <text:p text:style-name="P38"/>
      <text:p text:style-name="P39">Here we have a freshly ionized ion, which we assume to be at rest and the magnetic field moving with the solar wind. So there is a relative velocity of the solar wind speed between the magnetic field and the ion</text:p>
      <text:p text:style-name="P40">Thus, the PUI starts gyrating around the magnetic field line due to the Lorentz force <text:span text:style-name="T40">and is at the same time swept wy with the magnetic field at solar wind speed</text:span>. So, for a resting observer we see the particle moving with a velocity between zero and 2*vsw depending on the gyro phase.</text:p>
      <text:p text:style-name="P37"/>
      <text:p text:style-name="P42">Translated to velocity space newly picked up ions form a distribution that has the shape of a three dimensional torus, which is always perpendicular to the magnetic field <text:span text:style-name="T41">direction</text:span>.</text:p>
      <text:p text:style-name="P42"/>
      <text:p text:style-name="P43">This initial VDF right after the pickup process is clearly anisotropic. Now the question is: <text:span text:style-name="T42">How develops the VDF further?</text:span></text:p>
      <text:p text:style-name="P44"/>
      <text:p text:style-name="P29"><text:span text:style-name="T16">- Slide4: </text:span><text:span text:style-name="T18">D</text:span><text:span text:style-name="T14">evelopment of the VDF</text:span></text:p>
      <text:p text:style-name="P34"/>
      <text:p text:style-name="P30"><text:span text:style-name="T8">One </text:span><text:span text:style-name="T13">common</text:span><text:span text:style-name="T8"> theory is</text:span><text:span text:style-name="T1"> that the VDF becomes fastly isotropic due to pitch-angle scattering. </text:span><text:span text:style-name="T2">This leads to a fully filled shell of the VDF sphere.</text:span></text:p>
      <text:p text:style-name="P31"><text:span text:style-name="T1">Acceleration and deceleration processes like e.g. adiabatic cooling </text:span><text:span text:style-name="T3">lead to a broadening </text:span><text:span text:style-name="T4">and shrinking </text:span><text:span text:style-name="T3">of the shell and eventually to a filled sphere in velocity space.</text:span></text:p>
      <text:p text:style-name="P35"/>
      <text:p text:style-name="P45"><text:span text:style-name="T4">But there are also measurements which s</text:span><text:span text:style-name="T5">how anisotropic features of</text:span><text:span text:style-name="T4"> PUI velocity distribution</text:span><text:span text:style-name="T5">s. E.g. here, a measurement from STEREO/Plastic by Drews shows the 2d phase space density of He+ PUIs. </text:span><text:span text:style-name="T8">In each box we see the </text:span><text:span text:style-name="T5">2d velocity space together with the orientation of the magnetic field, shown here by the black line. If we look at t</text:span><text:span text:style-name="T8">his </text:span><text:span text:style-name="T5">case </text:span><text:span text:style-name="T8">where</text:span><text:span text:style-name="T5"> the magnetic field is perpendicular to the aperture of the instrument we see a high phase space density within the aperture </text:span><text:span text:style-name="T6">and here in this case w</text:span><text:span text:style-name="T9">h</text:span><text:span text:style-name="T6">ere the magnetic field points along the aperture there is no increase in phase space density.</text:span></text:p>
      <text:p text:style-name="P41">So it seems, also when looking into the other boxes, that an anisotropic feature within the distribution is chang<text:span text:style-name="T43">ing</text:span> depenent on the magnetiv field direction.</text:p>
      <text:p text:style-name="P3"/>
      <text:p text:style-name="P1"/>
      <text:p text:style-name="P1"/>
      <text:p text:style-name="P1"/>
      <text:p text:style-name="P1"/>
      <text:p text:style-name="P1"/>
      <text:p text:style-name="P1"/>
      <text:p text:style-name="P5"><text:soft-page-break/>- Slide5</text:p>
      <text:p text:style-name="P19"/>
      <text:p text:style-name="P7">So <text:span text:style-name="T33">now that we assume anisotropic features in the 3D velocity distribution there is a</text:span> fundamental problem with this <text:span text:style-name="T35">1D </text:span>presentation of PUI VDF I showed in the beginning. <text:span text:style-name="T35">Shown are only the absolute values of velocity</text:span> <text:span text:style-name="T35">and ambiguously</text:span> there are several 3D distributions that could lead to such a distribution when reduced to 1D. </text:p>
      <text:p text:style-name="P7"/>
      <text:p text:style-name="P7">... <text:span text:style-name="T33">and so the big question is: What is the true three dimensional velocity distribution that is behind this spectrum.</text:span></text:p>
      <text:p text:style-name="P7"/>
      <text:p text:style-name="P20">Another problem is that all our measurements are made in the SC frame.</text:p>
      <text:p text:style-name="P7">If there are anisotropic features, we would definitely expect that their relevant reference frame is the solar wind frame and not the SC-frame.</text:p>
      <text:p text:style-name="P7">So also for this transformation <text:span text:style-name="T35">from SC to SW frame we need the </text:span>three dimension<text:span text:style-name="T34">al information</text:span>.</text:p>
      <text:p text:style-name="P7"/>
      <text:p text:style-name="P46"><text:span text:style-name="T20">In the following I will show you how I am trying to obtain 3D He+ </text:span><text:span text:style-name="T21">velocities</text:span><text:span text:style-name="T20"> from Ulysses SWICS </text:span><text:span text:style-name="T21">measurements</text:span><text:span text:style-name="T20">: </text:span></text:p>
      <text:p text:style-name="P2"/>
      <text:p text:style-name="P3">- Slide6: <text:span text:style-name="T23">Ulysses / SWICS</text:span></text:p>
      <text:p text:style-name="P67">So here on the left is shown the orbit of the spacecraft Ulysses, which carries the insturment SIWCS. SWICS is a ToF mass spectrometer and from its measurements we can obtain mass, mass per charge and energy of incident ions. We can use those to identify He+ and calculate the absolute velocity of these ions.</text:p>
      <text:p text:style-name="P3"/>
      <text:p text:style-name="P1"/>
      <text:p text:style-name="P3">- Slide7: <text:span text:style-name="T23">3D velocity</text:span></text:p>
      <text:p text:style-name="P3"/>
      <text:p text:style-name="P10">Now we want to resolve the directional information. SWICS opening angle is shown a<text:span text:style-name="T35">s</text:span> the acceptance in velocity space here in this sketch marked by the outer black lines. Different absolute velocities are found on different circular segments centered around zero, which is here the resting frame of the SC. </text:p>
      <text:p text:style-name="P3"/>
      <text:p text:style-name="P8">Now to get <text:span text:style-name="T28">a better </text:span>directional information we can use the three different detectors of SWICS which give us a rough direc<text:span text:style-name="T28">t</text:span>ional resolution <text:span text:style-name="T36">of incident partcles</text:span>. <text:span text:style-name="T28">In the v-space the red lines show the boundaries of the acceptance of these 3 separate detectors, which are color codes by the different tints of blue. </text:span></text:p>
      <text:p text:style-name="P8"/>
      <text:p text:style-name="P9"><text:span text:style-name="T28">The third dimension</text:span> <text:span text:style-name="T28">we get from the spin of the SC. So SWICS is permanently rotating around one axis, which is dependent on Ulysses' position in orbit. The spinning status is resolved in 8 different rotational sectors of 45 degree respectively.</text:span></text:p>
      <text:p text:style-name="P9"/>
      <text:p text:style-name="P11">I know this is a bit complex and to combine all these directional information we have developed a virtual detector. <text:s/></text:p>
      <text:p text:style-name="P1"/>
      <text:p text:style-name="P3">- Slide8</text:p>
      <text:p text:style-name="P3"/>
      <text:p text:style-name="P11">Here you see the velocity acceptance of the virtual detector for an unrotated <text:span text:style-name="T44">instrument</text:span> (with an arbitrary grid). The different <text:span text:style-name="T44">tint of blue again </text:span>show the acceptance of the three different detectors. The curved shape is a result of the <text:span text:style-name="T37">reconstruction</text:span> of SWICS collimator and here we see the acceptance for only one absolute velocity.</text:p>
      <text:p text:style-name="P11"/>
      <text:p text:style-name="P11"><text:soft-page-break/>If we consider the rotation of the instrument we find such a<text:span text:style-name="T37">n umbrella shape</text:span> where the different colours represent the 8 different rotation sectors.</text:p>
      <text:p text:style-name="P11"/>
      <text:p text:style-name="P11">Finally, if we consider different absolute velocities we get several of these shells with different radii stacked into each other <text:span text:style-name="T38">and we fill our 3d velocity space step by step</text:span></text:p>
      <text:p text:style-name="P11"/>
      <text:p text:style-name="P12">So now if we feed the virtual detector with Ulysses' trajectory data, the rotational stat<text:span text:style-name="T45">us</text:span> etc. we can <text:span text:style-name="T29">assign each measured ion a constrained set of possible 3D velocity vectors. E.g.</text:span> <text:span text:style-name="T29">we could assign an ion all the possible velocity vectors in this bright pink area [zeigen].</text:span></text:p>
      <text:p text:style-name="P12"/>
      <text:p text:style-name="P13">If we match possible 3d velocity vectors to all He+ ions we finally can obtain 3D velocity distributions. <text:s/></text:p>
      <text:p text:style-name="P11"/>
      <text:p text:style-name="P11"/>
      <text:p text:style-name="P3"/>
      <text:p text:style-name="P3">- Slide9</text:p>
      <text:p text:style-name="P3"/>
      <text:p text:style-name="P13"><text:span text:style-name="T46">A few</text:span> example<text:span text:style-name="T46">s</text:span> of this <text:span text:style-name="T51">I will present now</text:span>, where we again take a 2d cut through the 3d distribution as three dimensional histograms are diff<text:span text:style-name="T39">icult</text:span> to depict.</text:p>
      <text:p text:style-name="P16"><text:span text:style-name="T50">A</text:span>s sketched on the left <text:span text:style-name="T50">w</text:span>e use an RTN-coordinate system and have a cut along the R-axis, which gives us the phase space density in the T-N-plane.</text:p>
      <text:p text:style-name="P16"/>
      <text:p text:style-name="P25">We have three examples of this cut here, where the phase space density is colour coded. The centre plot shows the He+ measurements from 50 days in 1993 and on the right we have spectra from the 1994 and 1995. All measurements are <text:span text:style-name="T29">limited to solar wind speed</text:span>s above 750 km/s <text:span text:style-name="T52">as we are constrained to very fast solar wind with Ulysses/SWICS and He+-measurements</text:span></text:p>
      <text:p text:style-name="P13"/>
      <text:p text:style-name="P15"><text:span text:style-name="T51">In all three examples</text:span> we can clearly see that we have a non-isotropic distribution <text:span text:style-name="T31">but neither do we see any outstanding structures like e.g. a torus-like distribution.</text:span></text:p>
      <text:p text:style-name="P26">Also, we see fewer He+ ions @ absolute values of w=1 than w<text:span text:style-name="T52">ere measured with </text:span>STEREO/PLASTIC or also with ACE/SWICS <text:span text:style-name="T52">at slower solar wind speeds</text:span>.</text:p>
      <text:p text:style-name="P27">We suspect that <text:span text:style-name="T53">higher wave-particle interaction in the fast solar wind leads to a faster isotropisation and cooling and that this effect is reinforced by the larger distance of Ulysses to the Sun compared to ACE and PLASTIC.</text:span></text:p>
      <text:p text:style-name="P15"/>
      <text:p text:style-name="P14"/>
      <text:p text:style-name="P14"/>
      <text:p text:style-name="P22"/>
      <text:p text:style-name="P3"/>
      <text:p text:style-name="P17">- Summary <text:span text:style-name="T32">&amp; Outlook</text:span>:<text:line-break/> To summarize my talk: I explained <text:span text:style-name="T30">why it is important to look at velocity distributions in 3D and in solar wind frame instead of 1D reduced distributions</text:span></text:p>
      <text:p text:style-name="P17"/>
      <text:p text:style-name="P18">and I showed how we obtained a 3d velocity resolution for He+ PUIs measured by Ulysses SWICS by creating a virtual detector. I have presented <text:span text:style-name="T54">a</text:span> possible application of this virtual detector in form of a cut through a 3D velocity spectrum.</text:p>
      <text:p text:style-name="P18"/>
      <text:p text:style-name="P23">- <text:span text:style-name="T54">With this we</text:span> did not find significant anisotropic features in our distributions <text:span text:style-name="T48">which led us to the question if we even expect to see such when constricted to high speed solar wind and being located far away from the Sun</text:span></text:p>
      <text:p text:style-name="P24"/>
      <text:p text:style-name="P24"><text:soft-page-break/></text:p>
      <text:p text:style-name="P18"/>
      <text:p text:style-name="P21">One important next step would be to incorporate the magnetic field to check whether the distribution shows significant changes with different field directions.</text:p>
      <text:p text:style-name="P21"/>
      <text:p text:style-name="P21"/>
      <text:p text:style-name="P49">[zeige mehrere 3D-Schnitte aus verschiedenen Zeiträumen]</text:p>
      <text:p text:style-name="P50">Man sieht keine isotrope Verteilung, aber auch keine festen Strukturen, wie z.B. eine Torusverteilung. </text:p>
      <text:p text:style-name="P50">Kann man <text:span text:style-name="T47">in den Messungen </text:span>überhaupt eine Torusverteilung erwarten? Wir können mit Ulysses SWICS nämlich nur in Zeiten von schnellem Sonnenwind He+ beobachten, <text:span text:style-name="T47">während die anisotropen Features von PLASTIC bei einer vsw &lt; 500 km/s beobachtet wurden. Es könnte z.B. sein, dass eine Torusverteilung nur im langsamen Sonnenwind zu beobachten ist, während sie im schnellen Sonnenwind durch die höhere Wave-Activity nicht von Bestand ist. Außerdem befinden wir uns mit Ulysses relativ weit weg von der Sonne. Streuprozesse hatten so ‘lange Zeit’, signifikante Verteilungen zu “verwischen”</text:span></text:p>
      <text:p text:style-name="P50"/>
      <text:p text:style-name="P51">Conclusion:</text:p>
      <text:p text:style-name="P51">(…) </text:p>
      <text:p text:style-name="P51">- we did not find significant anisotropic features in our distributions <text:span text:style-name="T48">which leads us to the question if we even expect to see such when constricted to high speed solar wind and being located far away from the Sun</text:span></text:p>
      <text:p text:style-name="P49">[<text:span text:style-name="T49">so formuliert kommt mir das vor wie ein Fall von “hätte man sich auch vorher überlegen können”. Hm...</text:span>]</text:p>
      <text:p text:style-name="P49"/>
      <text:p text:style-name="P52">One important next step would be to incorporate the magnetic field to check whether the distribution shows significant changes with different field directions.</text:p>
      <text:p text:style-name="P52"/>
      <text:p text:style-name="P52"/>
      <text:p text:style-name="P52"/>
      <text:p text:style-name="P53">verena:</text:p>
      <text:p text:style-name="P53">At high solar wind speeds, we found fewer He+ ions with |w|=1 than with ACE/SWICS and STEREO/PLASTIC (at slow solar wind speeds). We suspect: faster isotropisation and cooling (due to wave-particle interaction) "age" pickup ions in fast solar wind. This effect is probably reinforced by the larger distance of Ulysses to the Sun compared to ACE and PLASTIC. </text:p>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4"><text:soft-page-break/>Overview Slides:</text:p>
      <text:p text:style-name="P69"/>
      <text:p text:style-name="P58">1</text:p>
      <text:p text:style-name="P60">I am <text:span text:style-name="T61">Anne </text:span>Fischer from the University of Kiel <text:span text:style-name="T61">in</text:span> Germany and my talk is about 3D velocity distributions of He+ Picku<text:span text:style-name="T61">p</text:span> Ions measured with Ulysses/SWICS</text:p>
      <text:p text:style-name="P55"/>
      <text:p text:style-name="P60">As a brief reminder: Interstellar PUIs are former neutrals from the interstellar medium that are ionized within the heliosphere <text:span text:style-name="T57">where they subsequently are swept away with the heliospheric magnetic field.</text:span></text:p>
      <text:p text:style-name="P61">By looking into the distributions of PUI we can learn a lot not only about properties of the interstellar medium but also about transport processes in our heliosphere.</text:p>
      <text:p text:style-name="P59"/>
      <text:p text:style-name="P62">In the left plot you can see an example of measurements of He+ PUI <text:span text:style-name="T65">velocitie</text:span>s from STEREO/PLASTIC <text:span text:style-name="T65">in 2D </text:span>which clearly shows an anisotropic feature of the PUI distribution, that seems to change depending on the magnetic field orientation (which is given in black).</text:p>
      <text:p text:style-name="P56"/>
      <text:p text:style-name="P62">I want to look at He+ PUI measurements from Ulysses/SWICS, which <text:span text:style-name="T65">are of</text:span> special interest <text:span text:style-name="T62">in particular</text:span> because of the unique orbit of Ulysses.</text:p>
      <text:p text:style-name="P62"/>
      <text:p text:style-name="P63">Here on the right you see <text:span text:style-name="T67">a measurement with Ulysses/SWICS by Gloeckler et al. and shown are the</text:span> velocity spectra of three species of PUI where you can find PUIs on the righthand side of the solar wind bulk marked by the orange arrow. PUI spectra are characterized by a wide plateau and a relatively sharp cutoff at twice the solar wind speed.</text:p>
      <text:p text:style-name="P63"/>
      <text:p text:style-name="P63"><text:span text:style-name="T70">This presentation of PUI velocity distributions, which is a very common one, is a 1D spectrum in spacecraft fra</text:span>me of reference. </text:p>
      <text:p text:style-name="P64">However, if we assume anisotropies in the <text:span text:style-name="T68">velocity distributions</text:span>, we loose information with this 1D measurement as there are several 3D distributions that <text:span text:style-name="T62">could </text:span>look like this when reduced to 1D.</text:p>
      <text:p text:style-name="P57"/>
      <text:p text:style-name="P65">So to resolve the full information on He+ PUI <text:span text:style-name="T66">velocity </text:span>spectra we are trying to<text:span text:style-name="T55"> obtain 3D distributions for Ulysses SWICS measurements.</text:span></text:p>
      <text:p text:style-name="P55"/>
      <text:p text:style-name="P55"/>
      <text:p text:style-name="P74">2</text:p>
      <text:p text:style-name="P74"/>
      <text:p text:style-name="P75">On the left you can see the SWICS instrument <text:span text:style-name="T59">and the other images show the tool with which we obtain the 3D velocity information of incident ions and which we call the virtual detector.</text:span></text:p>
      <text:p text:style-name="P75"/>
      <text:p text:style-name="P76">In the <text:span text:style-name="T63">center</text:span> image we have the acceptance of this virtual detector in velocity space. The shape of this acceptance resembles the shape of SWICS entrance system/collimator, which is the silver component in the photo of the instrument.</text:p>
      <text:p text:style-name="P77"/>
      <text:p text:style-name="P76">If we now consider that SWICS is mounted on a spinning SC, we get the velocity acceptance in the <text:span text:style-name="T63">third</text:span> picture, which looks like an umbrella shape.</text:p>
      <text:p text:style-name="P76"/>
      <text:p text:style-name="P78"><text:span text:style-name="T63">With this, we can use the virtual detector to</text:span> <text:span text:style-name="T56">assign possible 3d velocity vectors to the He+ counts and eventually we are able to create three dimensional distributions with this tool.</text:span></text:p>
      <text:p text:style-name="P58"/>
      <text:p text:style-name="P58"/>
      <text:p text:style-name="P70">3</text:p>
      <text:p text:style-name="P70"/>
      <text:p text:style-name="P71"><text:soft-page-break/>And here I show an ex<text:span text:style-name="T68">E</text:span>mpl<text:span text:style-name="T64">ary result</text:span> of <text:span text:style-name="T64">such a 3D velocity distribution</text:span>, where we again took a <text:span text:style-name="T64">2D </text:span>cut along the R-axis through <text:span text:style-name="T66">the </text:span>distribution <text:span text:style-name="T62">due to dispalying reasons..</text:span>. We can see the phase space density within the T-N-plane</text:p>
      <text:p text:style-name="P72"/>
      <text:p text:style-name="P71">This is still an ongoing work, but i<text:span text:style-name="T60">n what we saw in the cuts for now and what can also be seen in this example we don't</text:span> have isotropic distribution<text:span text:style-name="T60">s</text:span> <text:span text:style-name="T60">but also we couldn't yet see any clear anisotropic structures.</text:span></text:p>
      <text:p text:style-name="P73">A first theory is that we don't see those because we are constrained to very fast solar wind and because of the relatively large distance of Ulysses to the Sun.</text:p>
      <text:p text:style-name="P6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2" svg:font-family="FreeSans" style:font-family-generic="swiss"/>
    <style:font-face style:name="FreeSans" svg:font-family="FreeSan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Liberation Sans2" svg:font-family="'Liberation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DejaVu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Liberation Serif" fo:font-size="12pt" fo:language="en" fo:country="GB" style:letter-kerning="true" style:font-name-asian="DejaVu Sans"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Default_20_Drawing_20_Style" style:display-name="Default Drawing Style" style:family="paragraph" style:default-outline-level="">
      <style:paragraph-properties fo:margin-top="0in" fo:margin-bottom="0in" loext:contextual-spacing="false" style:line-height-at-least="0.139in"/>
      <style:text-properties style:use-window-font-color="true"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out_20_fill" style:display-name="Object without fill" style:family="paragraph" style:parent-style-name="Default_20_Drawing_20_Style" style:default-outline-level="">
      <style:paragraph-properties fo:margin-top="0in" fo:margin-bottom="0in" loext:contextual-spacing="false" style:line-height-at-least="0.139in"/>
      <style:text-properties style:use-window-font-color="true"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_20_Drawing_20_Style" style:default-outline-level="">
      <style:paragraph-properties fo:margin-top="0in" fo:margin-bottom="0in" loext:contextual-spacing="false" style:line-height-at-least="0.139in"/>
      <style:text-properties style:use-window-font-color="true"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class="extra"/>
    <style:style style:name="Title_20_A4" style:display-name="Title A4" style:family="paragraph" style:parent-style-name="A4" style:default-outline-level="">
      <style:text-properties style:font-name="Noto Sans" fo:font-family="'Noto Sans'" style:font-family-generic="roman" style:font-pitch="variable" fo:font-size="44pt" style:font-size-asian="44pt"/>
    </style:style>
    <style:style style:name="Heading_20_A4" style:display-name="Heading A4" style:family="paragraph" style:parent-style-name="A4" style:default-outline-level="">
      <style:text-properties style:font-name="Noto Sans" fo:font-family="'Noto Sans'" style:font-family-generic="roman" style:font-pitch="variable" fo:font-size="24pt" style:font-size-asian="24pt"/>
    </style:style>
    <style:style style:name="Text_20_A4" style:display-name="Text A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itle_20_A0" style:display-name="Title A0" style:family="paragraph" style:parent-style-name="A4" style:default-outline-level="">
      <style:text-properties style:font-name="Noto Sans" fo:font-family="'Noto Sans'" style:font-family-generic="roman" style:font-pitch="variable" fo:font-size="96pt" style:font-size-asian="96pt"/>
    </style:style>
    <style:style style:name="Heading_20_A0" style:display-name="Heading A0" style:family="paragraph" style:parent-style-name="A4" style:default-outline-level="">
      <style:text-properties style:font-name="Noto Sans" fo:font-family="'Noto Sans'" style:font-family-generic="roman" style:font-pitch="variable" fo:font-size="72pt" style:font-size-asian="72pt"/>
    </style:style>
    <style:style style:name="Text_20_A0" style:display-name="Text A0" style:family="paragraph" style:parent-style-name="A4" style:default-outline-level="">
      <style:text-properties style:font-name="Noto Sans" fo:font-family="'Noto Sans'" style:font-family-generic="roman" style:font-pitch="variable" fo:font-size="18pt" style:font-size-asian="18pt"/>
    </style:style>
    <style:style style:name="Graphic" style:family="paragraph" style:default-outline-level="">
      <style:text-properties style:font-name="Liberation Sans1" fo:font-family="'Liberation Sans'" style:font-family-generic="roman" style:font-pitch="variable" fo:font-size="18pt"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Shapes" style:family="paragraph" style:parent-style-name="Graphic" style:default-outline-level="">
      <style:text-properties style:font-name="Liberation Sans1" fo:font-family="'Liberation Sans'" style:font-family-generic="roman" style:font-pitch="variable" fo:font-size="14pt" fo:font-weight="bold" style:font-size-asian="14pt" style:font-weight-asian="bold"/>
    </style:style>
    <style:style style:name="Filled" style:family="paragraph" style:default-outline-level="">
      <style:text-properties style:font-name="Noto Sans" fo:font-family="'Noto Sans'" style:font-family-generic="roman" style:font-pitch="variable" fo:font-size="14pt" fo:font-weight="bold" style:font-name-asian="DejaVu Sans" style:font-family-asian="'DejaVu Sans'" style:font-family-generic-asian="system" style:font-pitch-asian="variable" style:font-size-asian="14pt" style:font-weight-asian="bold" style:font-name-complex="Liberation Sans2" style:font-family-complex="'Liberation Sans'" style:font-family-generic-complex="system" style:font-pitch-complex="variable" style:font-size-complex="12pt"/>
    </style:style>
    <style:style style:name="Filled_20_Blue" style:display-name="Filled Blue" style:family="paragraph" style:parent-style-name="Filled" style:default-outline-level="">
      <style:text-properties fo:color="#ffffff" style:font-name="Noto Sans" fo:font-family="'Noto Sans'" style:font-family-generic="roman" style:font-pitch="variable" fo:font-size="14pt" fo:font-weight="bold" style:font-size-asian="14pt" style:font-weight-asian="bold"/>
    </style:style>
    <style:style style:name="Filled_20_Green" style:display-name="Filled Green" style:family="paragraph" style:parent-style-name="Filled" style:default-outline-level="">
      <style:text-properties fo:color="#ffffff" style:font-name="Noto Sans" fo:font-family="'Noto Sans'" style:font-family-generic="roman" style:font-pitch="variable" fo:font-size="14pt" fo:font-weight="bold" style:font-size-asian="14pt" style:font-weight-asian="bold"/>
    </style:style>
    <style:style style:name="Filled_20_Red" style:display-name="Filled Red" style:family="paragraph" style:parent-style-name="Filled" style:default-outline-level="">
      <style:text-properties fo:color="#ffffff" style:font-name="Noto Sans" fo:font-family="'Noto Sans'" style:font-family-generic="roman" style:font-pitch="variable" fo:font-size="14pt" fo:font-weight="bold" style:font-size-asian="14pt" style:font-weight-asian="bold"/>
    </style:style>
    <style:style style:name="Filled_20_Yellow" style:display-name="Filled Yellow" style:family="paragraph" style:parent-style-name="Filled" style:default-outline-level="">
      <style:text-properties fo:color="#ffffff" style:font-name="Noto Sans" fo:font-family="'Noto Sans'" style:font-family-generic="roman" style:font-pitch="variable" fo:font-size="14pt" fo:font-weight="bold" style:font-size-asian="14pt" style:font-weight-asian="bold"/>
    </style:style>
    <style:style style:name="Outlined" style:family="paragraph" style:default-outline-level="">
      <style:text-properties style:font-name="Noto Sans" fo:font-family="'Noto Sans'" style:font-family-generic="roman" style:font-pitch="variable" fo:font-size="14pt" fo:font-weight="bold" style:font-name-asian="DejaVu Sans" style:font-family-asian="'DejaVu Sans'" style:font-family-generic-asian="system" style:font-pitch-asian="variable" style:font-size-asian="14pt" style:font-weight-asian="bold" style:font-name-complex="Liberation Sans2" style:font-family-complex="'Liberation Sans'" style:font-family-generic-complex="system" style:font-pitch-complex="variable" style:font-size-complex="12pt"/>
    </style:style>
    <style:style style:name="Outlined_20_Blue" style:display-name="Outlined Blue" style:family="paragraph" style:parent-style-name="Outlined" style:default-outline-level="">
      <style:text-properties fo:color="#355269" style:font-name="Noto Sans" fo:font-family="'Noto Sans'" style:font-family-generic="roman" style:font-pitch="variable" fo:font-size="14pt" fo:font-weight="bold" style:font-size-asian="14pt" style:font-weight-asian="bold"/>
    </style:style>
    <style:style style:name="Outlined_20_Green" style:display-name="Outlined Green" style:family="paragraph" style:parent-style-name="Outlined" style:default-outline-level="">
      <style:text-properties fo:color="#127622" style:font-name="Noto Sans" fo:font-family="'Noto Sans'" style:font-family-generic="roman" style:font-pitch="variable" fo:font-size="14pt" fo:font-weight="bold" style:font-size-asian="14pt" style:font-weight-asian="bold"/>
    </style:style>
    <style:style style:name="Outlined_20_Red" style:display-name="Outlined Red" style:family="paragraph" style:parent-style-name="Outlined" style:default-outline-level="">
      <style:text-properties fo:color="#c9211e" style:font-name="Noto Sans" fo:font-family="'Noto Sans'" style:font-family-generic="roman" style:font-pitch="variable" fo:font-size="14pt" fo:font-weight="bold" style:font-size-asian="14pt" style:font-weight-asian="bold"/>
    </style:style>
    <style:style style:name="Outlined_20_Yellow" style:display-name="Outlined Yellow" style:family="paragraph" style:parent-style-name="Outlined" style:default-outline-level="">
      <style:text-properties fo:color="#b47804" style:font-name="Noto Sans" fo:font-family="'Noto Sans'" style:font-family-generic="roman" style:font-pitch="variable" fo:font-size="14pt" fo:font-weight="bold" style:font-size-asian="14pt" style:font-weight-asian="bold"/>
    </style:style>
    <style:style style:name="Lines" style:family="paragraph" style:parent-style-name="Graphic" style:default-outline-level="">
      <style:text-properties style:font-name="Liberation Sans1" fo:font-family="'Liberation Sans'" style:font-family-generic="roman" style:font-pitch="variable" fo:font-size="18pt" style:font-size-asian="18pt"/>
    </style:style>
    <style:style style:name="Arrow_20_Line" style:display-name="Arrow Line" style:family="paragraph" style:parent-style-name="Lines" style:default-outline-level="">
      <style:text-properties style:font-name="Liberation Sans1" fo:font-family="'Liberation Sans'" style:font-family-generic="roman" style:font-pitch="variable" fo:font-size="18pt" style:font-size-asian="18pt"/>
    </style:style>
    <style:style style:name="Dashed_20_Line" style:display-name="Dashed Line" style:family="paragraph" style:parent-style-name="Lines" style:default-outline-level="">
      <style:text-properties style:font-name="Liberation Sans1" fo:font-family="'Liberation Sans'" style:font-family-generic="roman" style:font-pitch="variable" fo:font-size="18pt" style:font-size-asian="18pt"/>
    </style:style>
    <style:style style:name="MyMasterSlideAGU_7e_LT_7e_Gliederung_20_1" style:display-name="MyMasterSlideAGU~LT~Gliederung 1" style:family="paragraph" style:default-outline-level="">
      <style:paragraph-properties fo:margin-top="0.1965in" fo:margin-bottom="0in" loext:contextual-spacing="false"/>
      <style:text-properties style:use-window-font-color="true"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yMasterSlideAGU_7e_LT_7e_Gliederung_20_2" style:display-name="MyMasterSlideAGU~LT~Gliederung 2" style:family="paragraph" style:parent-style-name="MyMasterSlideAGU_7e_LT_7e_Gliederung_20_1" style:default-outline-level="">
      <style:paragraph-properties fo:margin-top="0.1575in" fo:margin-bottom="0in" loext:contextual-spacing="false"/>
      <style:text-properties style:use-window-font-color="true"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yMasterSlideAGU_7e_LT_7e_Gliederung_20_3" style:display-name="MyMasterSlideAGU~LT~Gliederung 3" style:family="paragraph" style:parent-style-name="MyMasterSlideAGU_7e_LT_7e_Gliederung_20_2" style:default-outline-level="">
      <style:paragraph-properties fo:margin-top="0.1181in" fo:margin-bottom="0in" loext:contextual-spacing="false"/>
      <style:text-properties style:use-window-font-color="true"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yMasterSlideAGU_7e_LT_7e_Gliederung_20_4" style:display-name="MyMasterSlideAGU~LT~Gliederung 4" style:family="paragraph" style:parent-style-name="MyMasterSlideAGU_7e_LT_7e_Gliederung_20_3" style:default-outline-level="">
      <style:paragraph-properties fo:margin-top="0.0783in" fo:margin-bottom="0in" loext:contextual-spacing="false"/>
      <style:text-properties style:use-window-font-color="true"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yMasterSlideAGU_7e_LT_7e_Gliederung_20_5" style:display-name="MyMasterSlideAGU~LT~Gliederung 5" style:family="paragraph" style:parent-style-name="MyMasterSlideAGU_7e_LT_7e_Gliederung_20_4" style:default-outline-level="">
      <style:paragraph-properties fo:margin-top="0.0398in" fo:margin-bottom="0in" loext:contextual-spacing="false"/>
      <style:text-properties style:use-window-font-color="true"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yMasterSlideAGU_7e_LT_7e_Gliederung_20_6" style:display-name="MyMasterSlideAGU~LT~Gliederung 6" style:family="paragraph" style:parent-style-name="MyMasterSlideAGU_7e_LT_7e_Gliederung_20_5" style:default-outline-level="">
      <style:paragraph-properties fo:margin-top="0.0398in" fo:margin-bottom="0in" loext:contextual-spacing="false"/>
      <style:text-properties style:use-window-font-color="true"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yMasterSlideAGU_7e_LT_7e_Gliederung_20_7" style:display-name="MyMasterSlideAGU~LT~Gliederung 7" style:family="paragraph" style:parent-style-name="MyMasterSlideAGU_7e_LT_7e_Gliederung_20_6" style:default-outline-level="">
      <style:paragraph-properties fo:margin-top="0.0398in" fo:margin-bottom="0in" loext:contextual-spacing="false"/>
      <style:text-properties style:use-window-font-color="true"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yMasterSlideAGU_7e_LT_7e_Gliederung_20_8" style:display-name="MyMasterSlideAGU~LT~Gliederung 8" style:family="paragraph" style:parent-style-name="MyMasterSlideAGU_7e_LT_7e_Gliederung_20_7" style:default-outline-level="">
      <style:paragraph-properties fo:margin-top="0.0398in" fo:margin-bottom="0in" loext:contextual-spacing="false"/>
      <style:text-properties style:use-window-font-color="true"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yMasterSlideAGU_7e_LT_7e_Gliederung_20_9" style:display-name="MyMasterSlideAGU~LT~Gliederung 9" style:family="paragraph" style:parent-style-name="MyMasterSlideAGU_7e_LT_7e_Gliederung_20_8" style:default-outline-level="">
      <style:paragraph-properties fo:margin-top="0.0398in" fo:margin-bottom="0in" loext:contextual-spacing="false"/>
      <style:text-properties style:use-window-font-color="true"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yMasterSlideAGU_7e_LT_7e_Titel" style:display-name="MyMasterSlideAGU~LT~Titel" style:family="paragraph" style:default-outline-level="">
      <style:paragraph-properties fo:text-align="center" style:justify-single-word="false"/>
      <style:text-properties style:use-window-font-color="true" style:text-outline="false" style:text-line-through-style="none" style:text-line-through-type="none" style:font-name="FreeSans" fo:font-family="Free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yMasterSlideAGU_7e_LT_7e_Untertitel" style:display-name="MyMasterSlideAGU~LT~Untertitel" style:family="paragraph" style:default-outline-level="">
      <style:paragraph-properties fo:text-align="center" style:justify-single-word="false"/>
      <style:text-properties style:use-window-font-color="true"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yMasterSlideAGU_7e_LT_7e_Notizen" style:display-name="MyMasterSlideAGU~LT~Notizen"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yMasterSlideAGU_7e_LT_7e_Hintergrundobjekte" style:display-name="MyMasterSlideAGU~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yMasterSlideAGU_7e_LT_7e_Hintergrund" style:display-name="MyMasterSlideAGU~LT~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top="0in" fo:margin-bottom="0in" loext:contextual-spacing="false" style:line-height-at-least="0.139in"/>
      <style:text-properties style:use-window-font-color="true" style:font-name="FreeSans" fo:font-family="FreeSans" style:font-family-generic="roman" style:font-pitch="variable" fo:font-size="18pt" style:letter-kerning="true"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top="0in" fo:margin-bottom="0in" loext:contextual-spacing="false" style:line-height-at-least="0.139in"/>
      <style:text-properties style:use-window-font-color="true" style:font-name="FreeSans" fo:font-family="FreeSans" style:font-family-generic="roman" style:font-pitch="variable" fo:font-size="18pt" style:letter-kerning="true" style:font-size-asian="18pt"/>
    </style:style>
    <style:style style:name="gray2" style:family="paragraph" style:parent-style-name="default" style:default-outline-level="">
      <style:paragraph-properties fo:margin-top="0in" fo:margin-bottom="0in" loext:contextual-spacing="false" style:line-height-at-least="0.139in"/>
      <style:text-properties style:use-window-font-color="true" style:font-name="FreeSans" fo:font-family="FreeSans" style:font-family-generic="roman" style:font-pitch="variable" fo:font-size="18pt" style:letter-kerning="true" style:font-size-asian="18pt"/>
    </style:style>
    <style:style style:name="gray3" style:family="paragraph" style:parent-style-name="default" style:default-outline-level="">
      <style:paragraph-properties fo:margin-top="0in" fo:margin-bottom="0in" loext:contextual-spacing="false" style:line-height-at-least="0.139in"/>
      <style:text-properties style:use-window-font-color="true" style:font-name="FreeSans" fo:font-family="FreeSans" style:font-family-generic="roman" style:font-pitch="variable" fo:font-size="18pt" style:letter-kerning="true" style:font-size-asian="18pt"/>
    </style:style>
    <style:style style:name="bw1" style:family="paragraph" style:parent-style-name="default" style:default-outline-level="">
      <style:paragraph-properties fo:margin-top="0in" fo:margin-bottom="0in" loext:contextual-spacing="false" style:line-height-at-least="0.139in"/>
      <style:text-properties style:use-window-font-color="true" style:font-name="FreeSans" fo:font-family="FreeSans" style:font-family-generic="roman" style:font-pitch="variable" fo:font-size="18pt" style:letter-kerning="true" style:font-size-asian="18pt"/>
    </style:style>
    <style:style style:name="bw2" style:family="paragraph" style:parent-style-name="default" style:default-outline-level="">
      <style:paragraph-properties fo:margin-top="0in" fo:margin-bottom="0in" loext:contextual-spacing="false" style:line-height-at-least="0.139in"/>
      <style:text-properties style:use-window-font-color="true" style:font-name="FreeSans" fo:font-family="FreeSans" style:font-family-generic="roman" style:font-pitch="variable" fo:font-size="18pt" style:letter-kerning="true" style:font-size-asian="18pt"/>
    </style:style>
    <style:style style:name="bw3" style:family="paragraph" style:parent-style-name="default" style:default-outline-level="">
      <style:paragraph-properties fo:margin-top="0in" fo:margin-bottom="0in" loext:contextual-spacing="false" style:line-height-at-least="0.139in"/>
      <style:text-properties style:use-window-font-color="true" style:font-name="FreeSans" fo:font-family="FreeSans" style:font-family-generic="roman" style:font-pitch="variable" fo:font-size="18pt" style:letter-kerning="true" style:font-size-asian="18pt"/>
    </style:style>
    <style:style style:name="orange1" style:family="paragraph" style:parent-style-name="default" style:default-outline-level="">
      <style:paragraph-properties fo:margin-top="0in" fo:margin-bottom="0in" loext:contextual-spacing="false" style:line-height-at-least="0.139in"/>
      <style:text-properties style:use-window-font-color="true" style:font-name="FreeSans" fo:font-family="FreeSans" style:font-family-generic="roman" style:font-pitch="variable" fo:font-size="18pt" style:letter-kerning="true" style:font-size-asian="18pt"/>
    </style:style>
    <style:style style:name="orange2" style:family="paragraph" style:parent-style-name="default" style:default-outline-level="">
      <style:paragraph-properties fo:margin-top="0in" fo:margin-bottom="0in" loext:contextual-spacing="false" style:line-height-at-least="0.139in"/>
      <style:text-properties style:use-window-font-color="true" style:font-name="FreeSans" fo:font-family="FreeSans" style:font-family-generic="roman" style:font-pitch="variable" fo:font-size="18pt" style:letter-kerning="true" style:font-size-asian="18pt"/>
    </style:style>
    <style:style style:name="orange3" style:family="paragraph" style:parent-style-name="default" style:default-outline-level="">
      <style:paragraph-properties fo:margin-top="0in" fo:margin-bottom="0in" loext:contextual-spacing="false" style:line-height-at-least="0.139in"/>
      <style:text-properties style:use-window-font-color="true" style:font-name="FreeSans" fo:font-family="FreeSans" style:font-family-generic="roman" style:font-pitch="variable" fo:font-size="18pt" style:letter-kerning="true" style:font-size-asian="18pt"/>
    </style:style>
    <style:style style:name="turquoise1" style:family="paragraph" style:parent-style-name="default" style:default-outline-level="">
      <style:paragraph-properties fo:margin-top="0in" fo:margin-bottom="0in" loext:contextual-spacing="false" style:line-height-at-least="0.139in"/>
      <style:text-properties style:use-window-font-color="true" style:font-name="FreeSans" fo:font-family="FreeSans" style:font-family-generic="roman" style:font-pitch="variable" fo:font-size="18pt" style:letter-kerning="true" style:font-size-asian="18pt"/>
    </style:style>
    <style:style style:name="turquoise2" style:family="paragraph" style:parent-style-name="default" style:default-outline-level="">
      <style:paragraph-properties fo:margin-top="0in" fo:margin-bottom="0in" loext:contextual-spacing="false" style:line-height-at-least="0.139in"/>
      <style:text-properties style:use-window-font-color="true" style:font-name="FreeSans" fo:font-family="FreeSans" style:font-family-generic="roman" style:font-pitch="variable" fo:font-size="18pt" style:letter-kerning="true" style:font-size-asian="18pt"/>
    </style:style>
    <style:style style:name="turquoise3" style:family="paragraph" style:parent-style-name="default" style:default-outline-level="">
      <style:paragraph-properties fo:margin-top="0in" fo:margin-bottom="0in" loext:contextual-spacing="false" style:line-height-at-least="0.139in"/>
      <style:text-properties style:use-window-font-color="true" style:font-name="FreeSans" fo:font-family="FreeSans" style:font-family-generic="roman" style:font-pitch="variable" fo:font-size="18pt" style:letter-kerning="true" style:font-size-asian="18pt"/>
    </style:style>
    <style:style style:name="blue1" style:family="paragraph" style:parent-style-name="default" style:default-outline-level="">
      <style:paragraph-properties fo:margin-top="0in" fo:margin-bottom="0in" loext:contextual-spacing="false" style:line-height-at-least="0.139in"/>
      <style:text-properties style:use-window-font-color="true" style:font-name="FreeSans" fo:font-family="FreeSans" style:font-family-generic="roman" style:font-pitch="variable" fo:font-size="18pt" style:letter-kerning="true" style:font-size-asian="18pt"/>
    </style:style>
    <style:style style:name="blue2" style:family="paragraph" style:parent-style-name="default" style:default-outline-level="">
      <style:paragraph-properties fo:margin-top="0in" fo:margin-bottom="0in" loext:contextual-spacing="false" style:line-height-at-least="0.139in"/>
      <style:text-properties style:use-window-font-color="true" style:font-name="FreeSans" fo:font-family="FreeSans" style:font-family-generic="roman" style:font-pitch="variable" fo:font-size="18pt" style:letter-kerning="true" style:font-size-asian="18pt"/>
    </style:style>
    <style:style style:name="blue3" style:family="paragraph" style:parent-style-name="default" style:default-outline-level="">
      <style:paragraph-properties fo:margin-top="0in" fo:margin-bottom="0in" loext:contextual-spacing="false" style:line-height-at-least="0.139in"/>
      <style:text-properties style:use-window-font-color="true" style:font-name="FreeSans" fo:font-family="FreeSans" style:font-family-generic="roman" style:font-pitch="variable" fo:font-size="18pt" style:letter-kerning="true" style:font-size-asian="18pt"/>
    </style:style>
    <style:style style:name="sun1" style:family="paragraph" style:parent-style-name="default" style:default-outline-level="">
      <style:paragraph-properties fo:margin-top="0in" fo:margin-bottom="0in" loext:contextual-spacing="false" style:line-height-at-least="0.139in"/>
      <style:text-properties style:use-window-font-color="true" style:font-name="FreeSans" fo:font-family="FreeSans" style:font-family-generic="roman" style:font-pitch="variable" fo:font-size="18pt" style:letter-kerning="true" style:font-size-asian="18pt"/>
    </style:style>
    <style:style style:name="sun2" style:family="paragraph" style:parent-style-name="default" style:default-outline-level="">
      <style:paragraph-properties fo:margin-top="0in" fo:margin-bottom="0in" loext:contextual-spacing="false" style:line-height-at-least="0.139in"/>
      <style:text-properties style:use-window-font-color="true" style:font-name="FreeSans" fo:font-family="FreeSans" style:font-family-generic="roman" style:font-pitch="variable" fo:font-size="18pt" style:letter-kerning="true" style:font-size-asian="18pt"/>
    </style:style>
    <style:style style:name="sun3" style:family="paragraph" style:parent-style-name="default" style:default-outline-level="">
      <style:paragraph-properties fo:margin-top="0in" fo:margin-bottom="0in" loext:contextual-spacing="false" style:line-height-at-least="0.139in"/>
      <style:text-properties style:use-window-font-color="true" style:font-name="FreeSans" fo:font-family="FreeSans" style:font-family-generic="roman" style:font-pitch="variable" fo:font-size="18pt" style:letter-kerning="true" style:font-size-asian="18pt"/>
    </style:style>
    <style:style style:name="earth1" style:family="paragraph" style:parent-style-name="default" style:default-outline-level="">
      <style:paragraph-properties fo:margin-top="0in" fo:margin-bottom="0in" loext:contextual-spacing="false" style:line-height-at-least="0.139in"/>
      <style:text-properties style:use-window-font-color="true" style:font-name="FreeSans" fo:font-family="FreeSans" style:font-family-generic="roman" style:font-pitch="variable" fo:font-size="18pt" style:letter-kerning="true" style:font-size-asian="18pt"/>
    </style:style>
    <style:style style:name="earth2" style:family="paragraph" style:parent-style-name="default" style:default-outline-level="">
      <style:paragraph-properties fo:margin-top="0in" fo:margin-bottom="0in" loext:contextual-spacing="false" style:line-height-at-least="0.139in"/>
      <style:text-properties style:use-window-font-color="true" style:font-name="FreeSans" fo:font-family="FreeSans" style:font-family-generic="roman" style:font-pitch="variable" fo:font-size="18pt" style:letter-kerning="true" style:font-size-asian="18pt"/>
    </style:style>
    <style:style style:name="earth3" style:family="paragraph" style:parent-style-name="default" style:default-outline-level="">
      <style:paragraph-properties fo:margin-top="0in" fo:margin-bottom="0in" loext:contextual-spacing="false" style:line-height-at-least="0.139in"/>
      <style:text-properties style:use-window-font-color="true" style:font-name="FreeSans" fo:font-family="FreeSans" style:font-family-generic="roman" style:font-pitch="variable" fo:font-size="18pt" style:letter-kerning="true" style:font-size-asian="18pt"/>
    </style:style>
    <style:style style:name="green1" style:family="paragraph" style:parent-style-name="default" style:default-outline-level="">
      <style:paragraph-properties fo:margin-top="0in" fo:margin-bottom="0in" loext:contextual-spacing="false" style:line-height-at-least="0.139in"/>
      <style:text-properties style:use-window-font-color="true" style:font-name="FreeSans" fo:font-family="FreeSans" style:font-family-generic="roman" style:font-pitch="variable" fo:font-size="18pt" style:letter-kerning="true" style:font-size-asian="18pt"/>
    </style:style>
    <style:style style:name="green2" style:family="paragraph" style:parent-style-name="default" style:default-outline-level="">
      <style:paragraph-properties fo:margin-top="0in" fo:margin-bottom="0in" loext:contextual-spacing="false" style:line-height-at-least="0.139in"/>
      <style:text-properties style:use-window-font-color="true" style:font-name="FreeSans" fo:font-family="FreeSans" style:font-family-generic="roman" style:font-pitch="variable" fo:font-size="18pt" style:letter-kerning="true" style:font-size-asian="18pt"/>
    </style:style>
    <style:style style:name="green3" style:family="paragraph" style:parent-style-name="default" style:default-outline-level="">
      <style:paragraph-properties fo:margin-top="0in" fo:margin-bottom="0in" loext:contextual-spacing="false" style:line-height-at-least="0.139in"/>
      <style:text-properties style:use-window-font-color="true" style:font-name="FreeSans" fo:font-family="FreeSans" style:font-family-generic="roman" style:font-pitch="variable" fo:font-size="18pt" style:letter-kerning="true" style:font-size-asian="18pt"/>
    </style:style>
    <style:style style:name="seetang1" style:family="paragraph" style:parent-style-name="default" style:default-outline-level="">
      <style:paragraph-properties fo:margin-top="0in" fo:margin-bottom="0in" loext:contextual-spacing="false" style:line-height-at-least="0.139in"/>
      <style:text-properties style:use-window-font-color="true" style:font-name="FreeSans" fo:font-family="FreeSans" style:font-family-generic="roman" style:font-pitch="variable" fo:font-size="18pt" style:letter-kerning="true" style:font-size-asian="18pt"/>
    </style:style>
    <style:style style:name="seetang2" style:family="paragraph" style:parent-style-name="default" style:default-outline-level="">
      <style:paragraph-properties fo:margin-top="0in" fo:margin-bottom="0in" loext:contextual-spacing="false" style:line-height-at-least="0.139in"/>
      <style:text-properties style:use-window-font-color="true" style:font-name="FreeSans" fo:font-family="FreeSans" style:font-family-generic="roman" style:font-pitch="variable" fo:font-size="18pt" style:letter-kerning="true" style:font-size-asian="18pt"/>
    </style:style>
    <style:style style:name="seetang3" style:family="paragraph" style:parent-style-name="default" style:default-outline-level="">
      <style:paragraph-properties fo:margin-top="0in" fo:margin-bottom="0in" loext:contextual-spacing="false" style:line-height-at-least="0.139in"/>
      <style:text-properties style:use-window-font-color="true" style:font-name="FreeSans" fo:font-family="FreeSans" style:font-family-generic="roman" style:font-pitch="variable" fo:font-size="18pt" style:letter-kerning="true" style:font-size-asian="18pt"/>
    </style:style>
    <style:style style:name="lightblue1" style:family="paragraph" style:parent-style-name="default" style:default-outline-level="">
      <style:paragraph-properties fo:margin-top="0in" fo:margin-bottom="0in" loext:contextual-spacing="false" style:line-height-at-least="0.139in"/>
      <style:text-properties style:use-window-font-color="true" style:font-name="FreeSans" fo:font-family="FreeSans" style:font-family-generic="roman" style:font-pitch="variable" fo:font-size="18pt" style:letter-kerning="true" style:font-size-asian="18pt"/>
    </style:style>
    <style:style style:name="lightblue2" style:family="paragraph" style:parent-style-name="default" style:default-outline-level="">
      <style:paragraph-properties fo:margin-top="0in" fo:margin-bottom="0in" loext:contextual-spacing="false" style:line-height-at-least="0.139in"/>
      <style:text-properties style:use-window-font-color="true" style:font-name="FreeSans" fo:font-family="FreeSans" style:font-family-generic="roman" style:font-pitch="variable" fo:font-size="18pt" style:letter-kerning="true" style:font-size-asian="18pt"/>
    </style:style>
    <style:style style:name="lightblue3" style:family="paragraph" style:parent-style-name="default" style:default-outline-level="">
      <style:paragraph-properties fo:margin-top="0in" fo:margin-bottom="0in" loext:contextual-spacing="false" style:line-height-at-least="0.139in"/>
      <style:text-properties style:use-window-font-color="true" style:font-name="FreeSans" fo:font-family="FreeSans" style:font-family-generic="roman" style:font-pitch="variable" fo:font-size="18pt" style:letter-kerning="true" style:font-size-asian="18pt"/>
    </style:style>
    <style:style style:name="yellow1" style:family="paragraph" style:parent-style-name="default" style:default-outline-level="">
      <style:paragraph-properties fo:margin-top="0in" fo:margin-bottom="0in" loext:contextual-spacing="false" style:line-height-at-least="0.139in"/>
      <style:text-properties style:use-window-font-color="true" style:font-name="FreeSans" fo:font-family="FreeSans" style:font-family-generic="roman" style:font-pitch="variable" fo:font-size="18pt" style:letter-kerning="true" style:font-size-asian="18pt"/>
    </style:style>
    <style:style style:name="yellow2" style:family="paragraph" style:parent-style-name="default" style:default-outline-level="">
      <style:paragraph-properties fo:margin-top="0in" fo:margin-bottom="0in" loext:contextual-spacing="false" style:line-height-at-least="0.139in"/>
      <style:text-properties style:use-window-font-color="true" style:font-name="FreeSans" fo:font-family="FreeSans" style:font-family-generic="roman" style:font-pitch="variable" fo:font-size="18pt" style:letter-kerning="true" style:font-size-asian="18pt"/>
    </style:style>
    <style:style style:name="yellow3" style:family="paragraph" style:parent-style-name="default" style:default-outline-level="">
      <style:paragraph-properties fo:margin-top="0in" fo:margin-bottom="0in" loext:contextual-spacing="false" style:line-height-at-least="0.139in"/>
      <style:text-properties style:use-window-font-color="true" style:font-name="FreeSans" fo:font-family="FreeSans" style:font-family-generic="roman" style:font-pitch="variable" fo:font-size="18pt" style:letter-kerning="true" style:font-size-asian="18pt"/>
    </style:style>
    <style:style style:name="Background_20_objects" style:display-name="Background objects"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loext:contextual-spacing="false"/>
      <style:text-properties style:use-window-font-color="true"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loext:contextual-spacing="false"/>
      <style:text-properties style:use-window-font-color="true"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loext:contextual-spacing="false"/>
      <style:text-properties style:use-window-font-color="true"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loext:contextual-spacing="false"/>
      <style:text-properties style:use-window-font-color="true"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loext:contextual-spacing="false"/>
      <style:text-properties style:use-window-font-color="true"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loext:contextual-spacing="false"/>
      <style:text-properties style:use-window-font-color="true"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loext:contextual-spacing="false"/>
      <style:text-properties style:use-window-font-color="true"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loext:contextual-spacing="false"/>
      <style:text-properties style:use-window-font-color="true"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loext:contextual-spacing="false"/>
      <style:text-properties style:use-window-font-color="true"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ext" style:family="paragraph" style:parent-style-name="Default_20_Drawing_20_Style" style:default-outline-level="">
      <style:paragraph-properties fo:margin-top="0in" fo:margin-bottom="0in" loext:contextual-spacing="false" style:line-height-at-least="0.139in"/>
      <style:text-properties style:use-window-font-color="true"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 style:family="paragraph" style:parent-style-name="Default_20_Drawing_20_Style" style:default-outline-level="">
      <style:paragraph-properties fo:margin-top="0in" fo:margin-bottom="0in" loext:contextual-spacing="false" style:line-height-at-least="0.139in"/>
      <style:text-properties style:use-window-font-color="true"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headline" style:family="paragraph" style:parent-style-name="Default_20_Drawing_20_Style" style:default-outline-level="">
      <style:paragraph-properties fo:margin-top="0.1654in" fo:margin-bottom="0.0827in" loext:contextual-spacing="false" style:line-height-at-least="0.139in"/>
      <style:text-properties style:use-window-font-color="true"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measure" style:family="paragraph" style:parent-style-name="Default_20_Drawing_20_Style" style:default-outline-level="">
      <style:paragraph-properties fo:margin-top="0in" fo:margin-bottom="0in" loext:contextual-spacing="false" style:line-height-at-least="0.139in"/>
      <style:text-properties style:use-window-font-color="true"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tile_7e_LT_7e_Gliederung_20_1" style:display-name="Ttile~LT~Gliederung 1" style:family="paragraph" style:default-outline-level="">
      <style:paragraph-properties fo:margin-top="0.1965in" fo:margin-bottom="0in" loext:contextual-spacing="false"/>
      <style:text-properties style:use-window-font-color="true"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tile_7e_LT_7e_Gliederung_20_2" style:display-name="Ttile~LT~Gliederung 2" style:family="paragraph" style:parent-style-name="Ttile_7e_LT_7e_Gliederung_20_1" style:default-outline-level="">
      <style:paragraph-properties fo:margin-top="0.1575in" fo:margin-bottom="0in" loext:contextual-spacing="false"/>
      <style:text-properties style:use-window-font-color="true"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Ttile_7e_LT_7e_Gliederung_20_3" style:display-name="Ttile~LT~Gliederung 3" style:family="paragraph" style:parent-style-name="Ttile_7e_LT_7e_Gliederung_20_2" style:default-outline-level="">
      <style:paragraph-properties fo:margin-top="0.1181in" fo:margin-bottom="0in" loext:contextual-spacing="false"/>
      <style:text-properties style:use-window-font-color="true"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tile_7e_LT_7e_Gliederung_20_4" style:display-name="Ttile~LT~Gliederung 4" style:family="paragraph" style:parent-style-name="Ttile_7e_LT_7e_Gliederung_20_3" style:default-outline-level="">
      <style:paragraph-properties fo:margin-top="0.0783in" fo:margin-bottom="0in" loext:contextual-spacing="false"/>
      <style:text-properties style:use-window-font-color="true"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tile_7e_LT_7e_Gliederung_20_5" style:display-name="Ttile~LT~Gliederung 5" style:family="paragraph" style:parent-style-name="Ttile_7e_LT_7e_Gliederung_20_4" style:default-outline-level="">
      <style:paragraph-properties fo:margin-top="0.0398in" fo:margin-bottom="0in" loext:contextual-spacing="false"/>
      <style:text-properties style:use-window-font-color="true"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tile_7e_LT_7e_Gliederung_20_6" style:display-name="Ttile~LT~Gliederung 6" style:family="paragraph" style:parent-style-name="Ttile_7e_LT_7e_Gliederung_20_5" style:default-outline-level="">
      <style:paragraph-properties fo:margin-top="0.0398in" fo:margin-bottom="0in" loext:contextual-spacing="false"/>
      <style:text-properties style:use-window-font-color="true"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tile_7e_LT_7e_Gliederung_20_7" style:display-name="Ttile~LT~Gliederung 7" style:family="paragraph" style:parent-style-name="Ttile_7e_LT_7e_Gliederung_20_6" style:default-outline-level="">
      <style:paragraph-properties fo:margin-top="0.0398in" fo:margin-bottom="0in" loext:contextual-spacing="false"/>
      <style:text-properties style:use-window-font-color="true"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tile_7e_LT_7e_Gliederung_20_8" style:display-name="Ttile~LT~Gliederung 8" style:family="paragraph" style:parent-style-name="Ttile_7e_LT_7e_Gliederung_20_7" style:default-outline-level="">
      <style:paragraph-properties fo:margin-top="0.0398in" fo:margin-bottom="0in" loext:contextual-spacing="false"/>
      <style:text-properties style:use-window-font-color="true"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tile_7e_LT_7e_Gliederung_20_9" style:display-name="Ttile~LT~Gliederung 9" style:family="paragraph" style:parent-style-name="Ttile_7e_LT_7e_Gliederung_20_8" style:default-outline-level="">
      <style:paragraph-properties fo:margin-top="0.0398in" fo:margin-bottom="0in" loext:contextual-spacing="false"/>
      <style:text-properties style:use-window-font-color="true"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tile_7e_LT_7e_Titel" style:display-name="Ttile~LT~Titel" style:family="paragraph" style:default-outline-level="">
      <style:paragraph-properties fo:text-align="center" style:justify-single-word="false"/>
      <style:text-properties style:use-window-font-color="true" style:text-outline="false" style:text-line-through-style="none" style:text-line-through-type="none" style:font-name="FreeSans" fo:font-family="Free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Ttile_7e_LT_7e_Untertitel" style:display-name="Ttile~LT~Untertitel" style:family="paragraph" style:default-outline-level="">
      <style:paragraph-properties fo:text-align="center" style:justify-single-word="false"/>
      <style:text-properties style:use-window-font-color="true"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tile_7e_LT_7e_Notizen" style:display-name="Ttile~LT~Notizen"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Ttile_7e_LT_7e_Hintergrundobjekte" style:display-name="Ttile~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tile_7e_LT_7e_Hintergrund" style:display-name="Ttile~LT~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11-29T14:17:46.940066616</meta:creation-date>
    <meta:generator>LibreOffice/6.0.7.3$Linux_X86_64 LibreOffice_project/00m0$Build-3</meta:generator>
    <dc:date>2021-12-08T12:23:27.311790441</dc:date>
    <meta:editing-duration>PT13H16M45S</meta:editing-duration>
    <meta:editing-cycles>41</meta:editing-cycles>
    <meta:document-statistic meta:table-count="0" meta:image-count="0" meta:object-count="0" meta:page-count="6" meta:paragraph-count="78" meta:word-count="2248" meta:character-count="13205" meta:non-whitespace-character-count="11021"/>
  </office:meta>
</office:document-meta>
</file>